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0.65pt"/>
    </style:style>
    <style:style style:name="co2" style:family="table-column">
      <style:table-column-properties fo:break-before="auto" style:column-width="289.45pt"/>
    </style:style>
    <style:style style:name="co3" style:family="table-column">
      <style:table-column-properties fo:break-before="auto" style:column-width="203.7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30.76pt" fo:break-before="auto" style:use-optimal-row-height="true"/>
    </style:style>
    <style:style style:name="ro6" style:family="table-row">
      <style:table-row-properties style:row-height="50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PUNTO 1.1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style-name="ce8" office:value-type="string" calcext:value-type="string">
            <text:p>I would use the EC2 Launch Templates service.</text:p>
          </table:table-cell>
          <table:table-cell table:number-columns-repeated="5"/>
        </table:table-row>
        <table:table-row table:style-name="ro2"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PUNTO 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SITORY <text:s text:c="9"/>TAG <text:s text:c="16"/>IMAGE ID <text:s text:c="11"/>CREATED <text:s text:c="12"/>SIZ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SITORY <text:s text:c="9"/>TAG <text:s text:c="16"/>IMAGE ID <text:s text:c="11"/>CREATED <text:s text:c="12"/>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o-world <text:s text:c="8"/>latest <text:s text:c="13"/>bf756fb1ae65 <text:s text:c="7"/>9 months ago <text:s text:c="7"/>13.3k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AINER ID <text:s text:c="7"/>IMAGE <text:s text:c="14"/>COMMAND <text:s text:c="12"/>CREATED <text:s text:c="12"/>STATUS <text:s text:c="13"/>PORTS <text:s text:c="14"/>NA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ONTAINER ID <text:s text:c="7"/>IMAGE <text:s text:c="14"/>COMMAND <text:s text:c="12"/>CREATED <text:s text:c="13"/>STATUS <text:s text:c="25"/>PORTS <text:s text:c="14"/>N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90026176a7 <text:s text:c="7"/>hello-world <text:s text:c="8"/>"/hello" <text:s text:c="11"/>About a minute ago <text:s text:c="2"/>Exited (0) About a minute ago <text:s text:c="22"/>zen_kowalevsk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We can see that our hello-world image appears when we add the -a flag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1.5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Error response from daemon: conflict: unable to remove repository reference "hello-world" (must force) - container 0290026176a7 is using its referenced image bf756fb1ae6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4">
          <table:table-cell table:style-name="ce8" office:value-type="string" calcext:value-type="string">
            <text:p>A container is a running instance of an image. That’s why we can’t delete an image if there is a running container from that image. We need to delete the container first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1.6</text:p>
          </table:table-cell>
          <table:table-cell table:number-columns-repeated="5"/>
        </table:table-row>
        <table:table-row table:style-name="ro5">
          <table:table-cell table:style-name="ce8" office:value-type="string" calcext:value-type="string">
            <text:p>Untagged: hello-world:latest</text:p>
            <text:p>Untagged: hello-world@sha256:4cf9c47f86df71d48364001ede3a4fcd85ae80ce02ebad74156906caff5378bc</text:p>
            <text:p>Deleted: sha256:bf756fb1ae65adf866bd8c456593cd24beb6a0a061dedf42b26a993176745f6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do docker container ls -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AINER ID <text:s text:c="7"/>IMAGE <text:s text:c="14"/>COMMAND <text:s text:c="12"/>CREATED <text:s text:c="12"/>STATUS <text:s text:c="21"/>PORTS <text:s text:c="14"/>N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90026176a7 <text:s text:c="7"/>bf756fb1ae65 <text:s text:c="7"/>"/hello" <text:s text:c="11"/>27 minutes ago <text:s text:c="5"/>Exited (0) 27 minutes ago <text:s text:c="22"/>zen_kowalevsk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do docker images -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SITORY <text:s text:c="9"/>TAG <text:s text:c="16"/>IMAGE ID <text:s text:c="11"/>CREATED <text:s text:c="12"/>SIZ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default tag: la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est: Pulling from library/hello-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03bdcc26d7: Already exist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est: sha256:4cf9c47f86df71d48364001ede3a4fcd85ae80ce02ebad74156906caff5378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: Downloaded newer image for hello-world:la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ker.io/library/hello-world:late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We pull from the library the newest version of the hello-world image. We didn’t have to download it since we have it already in our system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do docker images -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SITORY <text:s text:c="9"/>TAG <text:s text:c="16"/>IMAGE ID <text:s text:c="11"/>CREATED <text:s text:c="12"/>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o-world <text:s text:c="8"/>latest <text:s text:c="13"/>bf756fb1ae65 <text:s text:c="7"/>9 months ago <text:s text:c="7"/>13.3k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default tag: la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est: Pulling from library/ubun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2e567cc804: Pull complet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f3630e5ff08: Pull complet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a83d81d1f4: Pull complet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est: sha256:bc2f7250f69267c9c6b66d7b6a81a54d3878bb85f1ebb5f951c896d13e6ba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: Downloaded newer image for ubuntu:la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ker.io/library/ubuntu:late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We pull from the library the latest (default) version of the ubuntu image. We had to download it from the remote library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do docker images -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SITORY <text:s text:c="9"/>TAG <text:s text:c="16"/>IMAGE ID <text:s text:c="11"/>CREATED <text:s text:c="12"/>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untu <text:s text:c="13"/>latest <text:s text:c="13"/>9140108b62dc <text:s text:c="7"/>2 weeks ago <text:s text:c="8"/>72.9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o-world <text:s text:c="8"/>latest <text:s text:c="13"/>bf756fb1ae65 <text:s text:c="7"/>9 months ago <text:s text:c="7"/>13.3k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1.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oot@0ee554f18d48:/# sudo docker container logs --tail 10 miubun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h: sudo: command not f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t@0ee554f18d48:/# sudo docker container logs --tail 10 miubun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h: sudo: command not f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t@0ee554f18d48:/# ex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t@0ee554f18d48:/# sudo docker container logs --tail 10 miubun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h: sudo: command not f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t@0ee554f18d48:/# service apache2 re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* Restarting Apache httpd web server apache2 <text:s text:c="115"/>[ OK ]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4">
          <table:table-cell table:style-name="ce8" office:value-type="string" calcext:value-type="string">
            <text:p>We can see the 10 lines from the end of the logs of the container. As you can see, I was trying to execute this command in the container, obviously it didn’t work. I had to restart apache too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7:05:25.26907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21:47:04.737793794</meta:creation-date>
    <dc:date>2020-10-10T02:32:18.549038645</dc:date>
    <meta:editing-duration>P1DT2H3M20S</meta:editing-duration>
    <meta:editing-cycles>157</meta:editing-cycles>
    <meta:generator>LibreOffice/6.0.7.3$Linux_X86_64 LibreOffice_project/00m0$Build-3</meta:generator>
    <meta:document-statistic meta:table-count="1" meta:cell-count="59" meta:object-count="0"/>
  </office:meta>
</office:document-meta>
</file>